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ves a la catalana</text:p>
      <text:p text:style-name="Standard">4 persones</text:p>
      <text:p text:style-name="Standard">1 hora i 15 minuts</text:p>
      <text:p text:style-name="Standard">Ingredients:</text:p>
      <text:p text:style-name="Standard">1 1/4 quilos de faves esgranades </text:p>
      <text:p text:style-name="Standard">200 g. cansalada viada </text:p>
      <text:p text:style-name="Standard">300 g. de bisbe (botifarra negra ampla) </text:p>
      <text:p text:style-name="Standard">200 g. de carn de porc </text:p>
      <text:p text:style-name="Standard">1 os de pernil </text:p>
      <text:p text:style-name="Standard">50 g de llard </text:p>
      <text:p text:style-name="Standard">0,5l. de brou </text:p>
      <text:p text:style-name="Standard">2 cebes </text:p>
      <text:p text:style-name="Standard">2 alls </text:p>
      <text:p text:style-name="Standard">1 pastanaga </text:p>
      <text:p text:style-name="Standard">2 tomates madures </text:p>
      <text:p text:style-name="Standard">1 rama de menta fresca </text:p>
      <text:p text:style-name="Standard">1/2 cullereta de sucre </text:p>
      <text:p text:style-name="Standard">1 copeta d'aiguardent </text:p>
      <text:p text:style-name="Standard">sal i pebre </text:p>
      <text:p text:style-name="Standard">Instruccions</text:p>
      <text:p text:style-name="Standard">En una cassola de terrissa, poseu-hi el llard. </text:p>
      <text:p text:style-name="Standard">Un cop desfet, afegiu les tires de cansalada viada. </text:p>
      <text:p text:style-name="Standard">Deixeu que quedi daurat, tot remenant amb una cullera, si pot ser, de fusta. </text:p>
      <text:p text:style-name="Standard">Afegiu les cebes, tallades fines i els alls amb pell. Quan hom comprovi que comencen a prendre color, afegiu les tomates i la pastanaga, pelades i picades petites. </text:p>
      <text:p text:style-name="Standard">Deixeu-ho submergit uns minuts i poseu-hi l'os del pernil. </text:p>
      <text:p text:style-name="Standard">Incorporeu les faves, ofegueu-ho uns minuts i, a continuació, afegiu-hi l'aiguardent, la menta, mulleu amb el brou. </text:p>
      <text:p text:style-name="Standard">Assaoneu amb sal, pebre i mitja cullereta de sucre. </text:p>
      <text:p text:style-name="Standard">Tapeu; entre la cassola i la seva tapa, cal posar-hi un paper de barba o parafinat; deixeu coure lentament uns trenta minuts, aproximadament. Vigileu la cocció. </text:p>
      <text:p text:style-name="Standard">Quan faltin uns deu minuts per acabar de coure's, afegiu-hi la botifarra negra sencera. </text:p>
      <text:p text:style-name="Standard">Quan les faves estiguin al seu punt, traieu-les del foc, talleu el «bisbe» a trossos i poseu-lo al damunt de les faves. </text:p>
      <text:p text:style-name="Standard">Aquest plat cal servir-lo en la mateixa cassol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José Pedro García de las Bayona</meta:initial-creator>
    <meta:creation-date>2007-03-11T20:40:23</meta:creation-date>
    <dc:creator>José Pedro García de las Bayona</dc:creator>
    <dc:date>2007-03-17T21:57:35</dc:date>
    <dc:language>ca-ES</dc:language>
    <meta:editing-cycles>3</meta:editing-cycles>
    <meta:editing-duration>PT28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1" meta:word-count="247" meta:character-count="1343"/>
  </office:meta>
</office:document-meta>
</file>